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0000" draw:textarea-horizontal-align="center" draw:textarea-vertical-align="middle" draw:auto-grow-height="false" draw:auto-grow-width="true"/>
      <style:paragraph-properties style:writing-mode="tb-rl"/>
    </style:style>
    <style:style style:name="gr2" style:family="graphic" style:parent-style-name="standard">
      <style:graphic-properties svg:stroke-width="0.102cm" draw:marker-start-width="0.352cm" draw:marker-end-width="0.352cm" draw:fill="none" draw:fill-color="#000000" draw:textarea-horizontal-align="justify" draw:textarea-vertical-align="middle" draw:auto-grow-height="false" fo:padding-top="0.175cm" fo:padding-bottom="0.175cm" fo:padding-left="0.3cm" fo:padding-right="0.3cm"/>
    </style:style>
    <style:style style:name="gr3"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graphic-properties draw:stroke="none" svg:stroke-color="#000000" draw:fill="none" draw:fill-color="#ffffff" fo:min-height="1.824cm"/>
    </style:style>
    <style:style style:name="gr6" style:family="graphic" style:parent-style-name="standard">
      <style:graphic-properties svg:stroke-width="0.051cm" svg:stroke-color="#ff0000" draw:marker-start-width="0.276cm" draw:marker-end="Arrow" draw:marker-end-width="0.376cm" draw:fill="none" draw:fill-color="#000000" draw:textarea-horizontal-align="center" draw:textarea-vertical-align="middle" fo:padding-top="0.15cm" fo:padding-bottom="0.15cm" fo:padding-left="0.275cm" fo:padding-right="0.275cm"/>
    </style:style>
    <style:style style:name="gr7" style:family="graphic" style:parent-style-name="standard">
      <style:graphic-properties svg:stroke-color="#000000" draw:fill="solid" draw:fill-color="#ff0000" draw:fill-gradient-name="Rectangular_20_red_2f_white" draw:textarea-horizontal-align="justify" draw:textarea-vertical-align="middle" draw:auto-grow-height="false"/>
    </style:style>
    <style:style style:name="gr8"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0000ff" draw:textarea-horizontal-align="center" draw:textarea-vertical-align="middle"/>
    </style:style>
    <style:style style:name="gr10" style:family="graphic" style:parent-style-name="standard">
      <style:graphic-properties svg:stroke-width="0.051cm" svg:stroke-color="#0000ff" draw:marker-start-width="0.276cm" draw:marker-end="Arrow" draw:marker-end-width="0.376cm" draw:textarea-horizontal-align="center"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right" draw:textarea-vertical-align="justify" draw:auto-grow-height="false" draw:auto-grow-width="true" fo:min-width="1.281cm"/>
    </style:style>
    <style:style style:name="gr12" style:family="graphic" style:parent-style-name="standard">
      <style:graphic-properties draw:stroke="solid" draw:stroke-dash="Ultrafine_20_2_20_Dots_20_3_20_Dashes" svg:stroke-width="0.051cm" svg:stroke-color="#ff0000" draw:marker-start-width="0.276cm" draw:marker-end="Arrow" draw:marker-end-width="0.376cm" draw:textarea-horizontal-align="center" draw:textarea-vertical-align="middle" fo:padding-top="0.15cm" fo:padding-bottom="0.15cm" fo:padding-left="0.275cm" fo:padding-right="0.275cm" draw:shadow-offset-x="0.305cm" draw:shadow-offset-y="0.305cm"/>
    </style:style>
    <style:style style:name="gr13" style:family="graphic" style:parent-style-name="standard">
      <style:graphic-properties svg:stroke-color="#000000" draw:fill="gradient" draw:fill-color="#b3b3b3" draw:fill-gradient-name="Gradient_20_8" draw:textarea-horizontal-align="center" draw:textarea-vertical-align="middle" draw:shadow="hidden"/>
    </style:style>
    <style:style style:name="gr14" style:family="graphic" style:parent-style-name="standard">
      <style:graphic-properties svg:stroke-color="#000000" draw:fill="solid" draw:fill-color="#0000ff" draw:fill-gradient-name="Gradient_20_9" draw:textarea-horizontal-align="justify" draw:textarea-vertical-align="middle" draw:auto-grow-height="false"/>
    </style:style>
    <style:style style:name="gr1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svg:stroke-width="0.051cm" svg:stroke-color="#ff0000" draw:marker-start-width="0.276cm" draw:marker-end-width="0.276cm" draw:textarea-horizontal-align="center" draw:textarea-vertical-align="middle" fo:padding-top="0.15cm" fo:padding-bottom="0.15cm" fo:padding-left="0.275cm" fo:padding-right="0.275cm"/>
    </style:style>
    <style:style style:name="gr20"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draw:stroke="dash" draw:stroke-dash="Fine_20_Dashed" svg:stroke-width="0.102cm" draw:marker-start-width="0.352cm" draw:marker-end-width="0.352cm" draw:fill="none" draw:textarea-horizontal-align="center"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fo:min-height="1.027cm"/>
    </style:style>
    <style:style style:name="gr24" style:family="graphic" style:parent-style-name="standard">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fo:min-height="0.628cm"/>
    </style:style>
    <style:style style:name="gr26" style:family="graphic" style:parent-style-name="standard">
      <style:graphic-properties svg:stroke-width="0.025cm" draw:marker-start-width="0.237cm" draw:marker-end-width="0.237cm" draw:fill="solid" draw:fill-color="#ffffff" draw:textarea-vertical-align="middle" draw:auto-grow-height="false" fo:min-height="0.749cm" fo:min-width="0.499cm" fo:padding-top="0.137cm" fo:padding-bottom="0.137cm" fo:padding-left="0.262cm" fo:padding-right="0.262cm"/>
    </style:style>
    <style:style style:name="gr27"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fill="solid" draw:fill-color="#ffffff" draw:textarea-vertical-align="middle" draw:auto-grow-height="false" fo:min-height="0.749cm" fo:min-width="0.499cm"/>
    </style:style>
    <style:style style:name="gr37"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38" style:family="graphic" style:parent-style-name="standard">
      <style:graphic-properties draw:textarea-horizontal-align="center" draw:textarea-vertical-align="middle"/>
    </style:style>
    <style:style style:name="gr3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ffffff" draw:secondary-fill-color="#99ccff" draw:fill-gradient-name="Gradient_20_10"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margin-left="0cm" fo:margin-right="0cm" fo:text-align="center" fo:text-indent="0cm" style:writing-mode="tb-rl"/>
      <style:text-properties fo:color="#ffffff" fo:font-family="'Times New Roman'" style:font-family-generic="roman" style:font-pitch="variable" fo:font-size="18pt"/>
    </style:style>
    <style:style style:name="P2" style:family="paragraph">
      <style:paragraph-properties fo:text-align="center"/>
    </style:style>
    <style:style style:name="P3"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SimSun" style:font-family-generic-asian="system" style:font-pitch-asian="variable" style:font-size-asian="18pt" style:language-asian="zh" style:country-asian="CN"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Times New Roman'" style:font-family-generic="roman" style:font-pitch="variable" fo:font-size="15pt"/>
    </style:style>
    <style:style style:name="P6" style:family="paragraph">
      <style:paragraph-properties fo:margin-left="0cm" fo:margin-right="0cm" fo:text-align="center" fo:text-indent="0cm"/>
      <style:text-properties fo:color="#ffffff" fo:font-family="'Times New Roman'" style:font-family-generic="roman" style:font-pitch="variable" fo:font-size="18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family="'Times New Roman'" style:font-family-generic="roman" style:font-pitch="variable"/>
    </style:style>
    <style:style style:name="P9" style:family="paragraph">
      <style:paragraph-properties fo:margin-left="0cm" fo:margin-right="0cm" fo:text-align="center" fo:text-indent="0cm"/>
      <style:text-properties fo:font-family="'Times New Roman'" style:font-family-generic="roman" style:font-pitch="variable" fo:font-size="18pt"/>
    </style:style>
    <style:style style:name="P10" style:family="paragraph">
      <style:paragraph-properties fo:margin-left="0cm" fo:margin-right="0cm" fo:text-indent="0cm"/>
      <style:text-properties fo:font-size="18pt"/>
    </style:style>
    <style:style style:name="P11" style:family="paragraph">
      <style:paragraph-properties fo:text-align="center"/>
      <style:text-properties fo:font-family="'Times New Roman'" style:font-family-generic="roman" style:font-pitch="variable" fo:font-size="20pt" style:font-size-asian="20pt" style:font-size-complex="20pt"/>
    </style:style>
    <style:style style:name="T1" style:family="text">
      <style:text-properties fo:color="#ffffff" fo:font-family="'Times New Roman'" style:font-family-generic="roman" style:font-pitch="variable" fo:font-size="18pt"/>
    </style:style>
    <style:style style:name="T2" style:family="text">
      <style:text-properties fo:font-family="'Times New Roman'" style:font-family-generic="roman" style:font-pitch="variable" fo:font-size="15pt"/>
    </style:style>
    <style:style style:name="T3" style:family="text">
      <style:text-properties fo:font-family="'Times New Roman'" style:font-family-generic="roman" style:font-pitch="variable"/>
    </style:style>
    <style:style style:name="T4" style:family="text">
      <style:text-properties fo:font-family="'Times New Roman'" style:font-family-generic="roman" style:font-pitch="variable" fo:font-size="18pt"/>
    </style:style>
    <style:style style:name="T5" style:family="text">
      <style:text-properties fo:font-size="18pt"/>
    </style:style>
    <style:style style:name="T6" style:family="text">
      <style:text-properties fo:font-family="'Times New Roman'" style:font-family-generic="roman" style:font-pitch="variable" fo:font-size="20pt" style:font-size-asian="20pt" style:font-size-complex="20pt"/>
    </style:style>
    <style:style style:name="T7" style:family="text">
      <style:text-properties style:text-position="sub 58%" fo:font-family="'Times New Roman'" style:font-family-generic="roman" style:font-pitch="variabl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9" draw:layer="layout" svg:width="2.159cm" svg:height="5.023cm" draw:transform="rotate (1.5707963267946) translate (14.481cm 5.699cm)">
          <text:p text:style-name="P1"><text:span text:style-name="T1">Condenser/ </text:span></text:p>
          <text:p text:style-name="P1"><text:span text:style-name="T1">Gas Cooler</text:span></text:p>
        </draw:rect>
        <draw:custom-shape draw:style-name="gr2" draw:text-style-name="P2" draw:id="id4" draw:layer="layout" svg:width="0.857cm" svg:height="0.798cm" svg:x="24.524cm" svg:y="10.68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1">
          <draw:glue-point draw:id="4" svg:x="-4.945cm" svg:y="-3.918cm"/>
          <draw:glue-point draw:id="5" svg:x="4.94cm" svg:y="-3.299cm"/>
          <draw:g>
            <draw:custom-shape draw:style-name="gr3" draw:text-style-name="P3" draw:layer="layout" svg:width="2.784cm" svg:height="1.776cm" svg:x="21.249cm" svg:y="5.93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4" draw:text-style-name="P3" draw:layer="layout" svg:width="2.784cm" svg:height="2.959cm" svg:x="21.249cm" svg:y="2.977cm">
              <text:p/>
              <draw:enhanced-geometry svg:viewBox="0 0 21600 21600" draw:mirror-horizontal="false" draw:mirror-vertical="false" draw:type="rectangle" draw:enhanced-path="M 0 0 L 21600 0 21600 21600 0 21600 0 0 Z N"/>
            </draw:custom-shape>
            <draw:frame draw:style-name="gr5" draw:text-style-name="P5" draw:layer="layout" svg:width="2.812cm" svg:height="2.074cm" svg:x="21.226cm" svg:y="3.49cm">
              <draw:text-box>
                <text:p text:style-name="P4"><text:span text:style-name="T2">Liquid</text:span></text:p>
                <text:p text:style-name="P4"><text:span text:style-name="T2">Sep</text:span></text:p>
              </draw:text-box>
            </draw:frame>
          </draw:g>
        </draw:g>
        <draw:connector draw:style-name="gr6" draw:text-style-name="P2" draw:layer="layout" svg:x1="22.632cm" svg:y1="7.712cm" svg:x2="19.515cm" svg:y2="6.589cm" draw:start-shape="id1" draw:start-glue-point="2" draw:end-shape="id2" draw:end-glue-point="2" svg:d="m22632 7712v552h-2275v-1675h-842">
          <text:p/>
        </draw:connector>
        <draw:connector draw:style-name="gr6" draw:text-style-name="P2" draw:layer="layout" svg:x1="21.785cm" svg:y1="11.082cm" svg:x2="24.524cm" svg:y2="11.081cm" draw:start-shape="id3" draw:start-glue-point="1" draw:end-shape="id4" draw:end-glue-point="6" svg:d="m21785 11082h1356v-1h1383">
          <text:p/>
        </draw:connector>
        <draw:custom-shape draw:style-name="gr7" draw:text-style-name="P2" draw:layer="layout" svg:width="1.748cm" svg:height="2.705cm" draw:transform="rotate (-1.57079632679579) translate (18.362cm 7.47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8" draw:text-style-name="P2" draw:layer="layout" draw:type="lines" svg:x1="24.953cm" svg:y1="10.682cm" svg:x2="24.955cm" svg:y2="9.105cm" draw:start-shape="id4" draw:start-glue-point="4" draw:end-shape="id5" draw:end-glue-point="2" svg:d="m24953 10682v-552l2-473v-552">
          <text:p/>
        </draw:connector>
        <draw:rect draw:style-name="gr9" draw:text-style-name="P6" draw:id="id7" draw:layer="layout" svg:width="4.508cm" svg:height="1.558cm" svg:x="3.417cm" svg:y="9.629cm">
          <text:p text:style-name="P4"><text:span text:style-name="T1">Evaporator</text:span></text:p>
        </draw:rect>
        <draw:connector draw:style-name="gr10" draw:text-style-name="P2" draw:layer="layout" svg:x1="2.733cm" svg:y1="8.782cm" svg:x2="3.417cm" svg:y2="10.408cm" draw:start-shape="id6" draw:start-glue-point="2" draw:end-shape="id7" draw:end-glue-point="3" svg:d="m2733 8782v1626h684">
          <text:p/>
        </draw:connector>
        <draw:connector draw:style-name="gr10" draw:text-style-name="P2" draw:layer="layout" svg:x1="7.925cm" svg:y1="10.408cm" svg:x2="9.748cm" svg:y2="8.63cm" draw:start-shape="id7" draw:start-glue-point="1" draw:end-shape="id8" draw:end-glue-point="6" svg:d="m7925 10408h911v-1778h912">
          <text:p/>
        </draw:connector>
        <draw:connector draw:style-name="gr8" draw:text-style-name="P2" draw:layer="layout" svg:x1="22.632cm" svg:y1="2.977cm" svg:x2="19.504cm" svg:y2="4.62cm" draw:start-shape="id1" draw:start-glue-point="0" draw:end-shape="id9" draw:end-glue-point="2" svg:d="m22632 2977v-552h-2280v2195h-848">
          <text:p/>
        </draw:connector>
        <draw:frame draw:style-name="gr11" draw:text-style-name="P7" draw:layer="layout" svg:width="1.781cm" svg:height="0.093cm" svg:x="4.203cm" svg:y="4.766cm">
          <draw:text-box>
            <text:p/>
          </draw:text-box>
        </draw:frame>
        <draw:connector draw:style-name="gr12" draw:text-style-name="P2" draw:layer="layout" svg:x1="24.955cm" svg:y1="6.715cm" svg:x2="24.021cm" svg:y2="3.782cm" draw:start-shape="id5" draw:start-glue-point="0" draw:end-shape="id1" draw:end-glue-point="5" svg:d="m24955 6715v-2933h-934">
          <text:p/>
        </draw:connector>
        <draw:rect draw:style-name="gr13" draw:text-style-name="P6" draw:id="id8" draw:layer="layout" svg:width="2.861cm" svg:height="4.688cm" svg:x="9.747cm" svg:y="4.957cm">
          <draw:glue-point draw:id="4" svg:x="5.002cm" svg:y="-2.543cm"/>
          <draw:glue-point draw:id="5" svg:x="-4.997cm" svg:y="-2.672cm"/>
          <draw:glue-point draw:id="6" svg:x="-4.997cm" svg:y="2.835cm"/>
          <draw:glue-point draw:id="7" svg:x="5.002cm" svg:y="2.669cm"/>
          <text:p text:style-name="P4"><text:span text:style-name="T1">Reg</text:span></text:p>
        </draw:rect>
        <draw:connector draw:style-name="gr8" draw:text-style-name="P2" draw:layer="layout" svg:x1="9.748cm" svg:y1="6.049cm" svg:x2="2.733cm" svg:y2="7.512cm" draw:start-shape="id8" draw:start-glue-point="5" draw:end-shape="id6" draw:end-glue-point="0" svg:d="m9748 6049h-7015v1463">
          <text:p/>
        </draw:connector>
        <draw:connector draw:style-name="gr10" draw:text-style-name="P2" draw:layer="layout" draw:line-skew="-5.156cm 0.399cm" svg:x1="12.608cm" svg:y1="8.552cm" svg:x2="24.953cm" svg:y2="11.48cm" draw:start-shape="id8" draw:start-glue-point="7" draw:end-shape="id4" draw:end-glue-point="8" svg:d="m12608 8552h776v3878h11569v-950">
          <text:p/>
        </draw:connector>
        <draw:custom-shape draw:style-name="gr14" draw:text-style-name="P2" draw:layer="layout" svg:width="1.316cm" svg:height="2.705cm" draw:transform="rotate (-1.57079632679579) translate (7.059cm 8.23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5">
          <draw:g>
            <draw:circle draw:style-name="gr15" draw:text-style-name="P3" draw:layer="layout" svg:width="2.39cm" svg:height="2.39cm" draw:transform="rotate (-1.57079632679579) translate (26.15cm 6.715cm)">
              <text:p/>
            </draw:circle>
            <draw:line draw:style-name="gr16" draw:text-style-name="P3" draw:layer="layout" svg:x1="25.807cm" svg:y1="8.764cm" svg:x2="25.488cm" svg:y2="6.839cm">
              <text:p/>
            </draw:line>
            <draw:line draw:style-name="gr17" draw:text-style-name="P3" draw:layer="layout" svg:x1="24.54cm" svg:y1="6.787cm" svg:x2="24.199cm" svg:y2="8.834cm">
              <text:p/>
            </draw:line>
          </draw:g>
          <draw:frame draw:style-name="gr18" draw:text-style-name="P8" draw:layer="layout" svg:width="2.051cm" svg:height="0.971cm" draw:transform="rotate (1.5707963267946) translate (24.521cm 8.986cm)">
            <draw:text-box>
              <text:p text:style-name="P7"><text:span text:style-name="T3">Comp</text:span></text:p>
            </draw:text-box>
          </draw:frame>
        </draw:g>
        <draw:rect draw:style-name="gr1" draw:text-style-name="P1" draw:id="id2" draw:layer="layout" svg:width="1.372cm" svg:height="5.029cm" draw:transform="rotate (1.5707963267946) translate (14.486cm 7.275cm)">
          <text:p text:style-name="P1"><text:span text:style-name="T1">Oil Cooler</text:span></text:p>
        </draw:rect>
        <draw:connector draw:style-name="gr19" draw:text-style-name="P2" draw:layer="layout" svg:x1="14.486cm" svg:y1="6.589cm" svg:x2="20.515cm" svg:y2="11.082cm" draw:start-shape="id2" draw:start-glue-point="0" draw:end-shape="id3" draw:end-glue-point="3" svg:d="m14486 6589h-501v4493h6530">
          <text:p/>
        </draw:connector>
        <draw:connector draw:style-name="gr19" draw:text-style-name="P2" draw:layer="layout" svg:x1="14.481cm" svg:y1="4.62cm" svg:x2="12.608cm" svg:y2="6.109cm" draw:start-shape="id9" draw:start-glue-point="0" draw:end-shape="id8" draw:end-glue-point="4" svg:d="m14481 4620h-936v1489h-937">
          <text:p/>
        </draw:connector>
        <draw:g draw:id="id6">
          <draw:custom-shape draw:style-name="gr20" draw:text-style-name="P3" draw:layer="layout" svg:width="0.641cm" svg:height="0.641cm" svg:x="2.413cm" svg:y="8.1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 draw:layer="layout" svg:width="-0.641cm" svg:height="-0.641cm" svg:x="3.054cm" svg:y="8.1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22" draw:text-style-name="P2" draw:layer="layout" svg:width="18.087cm" svg:height="11.4cm" svg:x="8.446cm" svg:y="1.692cm">
          <text:p/>
        </draw:rect>
        <draw:frame draw:style-name="gr23" draw:text-style-name="P9" draw:layer="layout" svg:width="18.009cm" svg:height="1.277cm" svg:x="8.484cm" svg:y="13.292cm">
          <draw:text-box>
            <text:p text:style-name="P4"><text:span text:style-name="T4">Condensing/ Gas Cooling Unit</text:span></text:p>
          </draw:text-box>
        </draw:frame>
        <draw:rect draw:style-name="gr24" draw:text-style-name="P2" draw:layer="layout" svg:width="7.844cm" svg:height="8.648cm" svg:x="0.365cm" svg:y="4.404cm">
          <text:p/>
        </draw:rect>
        <draw:frame draw:style-name="gr23" draw:text-style-name="P9" draw:layer="layout" svg:width="6.319cm" svg:height="1.277cm" svg:x="1.851cm" svg:y="13.411cm">
          <draw:text-box>
            <text:p text:style-name="P4"><text:span text:style-name="T4">Cooling Unit</text:span></text:p>
          </draw:text-box>
        </draw:frame>
        <draw:frame draw:style-name="gr18" draw:text-style-name="P10" draw:layer="layout" svg:width="0.853cm" svg:height="0.963cm" svg:x="25.427cm" svg:y="9.222cm">
          <draw:text-box>
            <text:p text:style-name="P7"><text:span text:style-name="T5">1</text:span></text:p>
          </draw:text-box>
        </draw:frame>
        <draw:frame draw:style-name="gr18" draw:text-style-name="P10" draw:layer="layout" svg:width="0.853cm" svg:height="0.963cm" svg:x="25.269cm" svg:y="5.747cm">
          <draw:text-box>
            <text:p text:style-name="P7"><text:span text:style-name="T5">2</text:span></text:p>
          </draw:text-box>
        </draw:frame>
        <draw:frame draw:style-name="gr18" draw:text-style-name="P10" draw:layer="layout" svg:width="0.853cm" svg:height="0.963cm" svg:x="19.266cm" svg:y="2.114cm">
          <draw:text-box>
            <text:p text:style-name="P7"><text:span text:style-name="T5">3</text:span></text:p>
          </draw:text-box>
        </draw:frame>
        <draw:frame draw:style-name="gr18" draw:text-style-name="P10" draw:layer="layout" svg:width="0.853cm" svg:height="0.963cm" svg:x="12.847cm" svg:y="3.847cm">
          <draw:text-box>
            <text:p text:style-name="P7"><text:span text:style-name="T5">4</text:span></text:p>
          </draw:text-box>
        </draw:frame>
        <draw:frame draw:style-name="gr18" draw:text-style-name="P10" draw:layer="layout" svg:width="0.853cm" svg:height="0.963cm" svg:x="5.322cm" svg:y="5.038cm">
          <draw:text-box>
            <text:p text:style-name="P7"><text:span text:style-name="T5">5</text:span></text:p>
          </draw:text-box>
        </draw:frame>
        <draw:frame draw:style-name="gr18" draw:text-style-name="P10" draw:layer="layout" svg:width="0.853cm" svg:height="0.963cm" svg:x="2.246cm" svg:y="11.354cm">
          <draw:text-box>
            <text:p text:style-name="P7"><text:span text:style-name="T5">6</text:span></text:p>
          </draw:text-box>
        </draw:frame>
        <draw:frame draw:style-name="gr18" draw:text-style-name="P10" draw:layer="layout" svg:width="0.853cm" svg:height="0.963cm" svg:x="8.952cm" svg:y="10.134cm">
          <draw:text-box>
            <text:p text:style-name="P7"><text:span text:style-name="T5">7</text:span></text:p>
          </draw:text-box>
        </draw:frame>
        <draw:frame draw:style-name="gr18" draw:text-style-name="P10" draw:layer="layout" svg:width="0.853cm" svg:height="0.963cm" svg:x="12.472cm" svg:y="11.258cm">
          <draw:text-box>
            <text:p text:style-name="P7"><text:span text:style-name="T5">8</text:span></text:p>
          </draw:text-box>
        </draw:frame>
        <draw:frame draw:style-name="gr18" draw:text-style-name="P10" draw:layer="layout" svg:width="0.853cm" svg:height="0.963cm" svg:x="21.13cm" svg:y="7.363cm">
          <draw:text-box>
            <text:p text:style-name="P7"><text:span text:style-name="T5">9</text:span></text:p>
          </draw:text-box>
        </draw:frame>
        <draw:frame draw:style-name="gr18" draw:text-style-name="P10" draw:layer="layout" svg:width="1.205cm" svg:height="0.963cm" svg:x="14.133cm" svg:y="7.524cm">
          <draw:text-box>
            <text:p text:style-name="P7"><text:span text:style-name="T5">10</text:span></text:p>
          </draw:text-box>
        </draw:frame>
        <draw:frame draw:style-name="gr18" draw:text-style-name="P10" draw:layer="layout" svg:width="1.158cm" svg:height="0.963cm" svg:x="22.59cm" svg:y="10.197cm">
          <draw:text-box>
            <text:p text:style-name="P7"><text:span text:style-name="T5">11</text:span></text:p>
          </draw:text-box>
        </draw:frame>
        <draw:frame draw:style-name="gr25" draw:text-style-name="P9" draw:layer="layout" svg:width="3.465cm" svg:height="1.691cm" svg:x="19.125cm" svg:y="8.834cm">
          <draw:text-box>
            <text:p text:style-name="P4"><text:span text:style-name="T4">Oil</text:span></text:p>
            <text:p text:style-name="P4"><text:span text:style-name="T4">Throttle</text:span></text:p>
          </draw:text-box>
        </draw:frame>
        <draw:custom-shape draw:style-name="gr26" draw:text-style-name="P11" draw:layer="layout" svg:width="4.454cm" svg:height="1.472cm" svg:x="3.316cm" svg:y="6.633cm">
          <text:p text:style-name="P11"><text:span text:style-name="T6">T</text:span><text:span text:style-name="T7">sour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1" draw:layer="layout" svg:width="4.454cm" svg:height="1.472cm" svg:x="14.737cm" svg:y="9.312cm">
          <text:p text:style-name="P11"><text:span text:style-name="T6">T</text:span><text:span text:style-name="T7">sin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5" draw:text-style-name="P9" draw:layer="layout" svg:width="3.465cm" svg:height="1.691cm" draw:transform="rotate (1.5707963267946) translate (0.598cm 9.89cm)">
          <draw:text-box>
            <text:p text:style-name="P4"><text:span text:style-name="T4">Ref.</text:span></text:p>
            <text:p text:style-name="P4"><text:span text:style-name="T4">Throttle</text:span></text:p>
          </draw:text-box>
        </draw:frame>
        <draw:g draw:id="id3">
          <draw:custom-shape draw:style-name="gr27" draw:text-style-name="P3" draw:layer="layout" svg:width="0.641cm" svg:height="0.641cm" draw:transform="rotate (1.5707963267946) translate (21.144cm 11.40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3" draw:layer="layout" svg:width="0.641cm" svg:height="0.641cm" draw:transform="rotate (-1.57079632679579) translate (21.156cm 10.76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draw:page draw:name="page2" draw:style-name="dp1" draw:master-page-name="Default">
        <office:forms form:automatic-focus="false" form:apply-design-mode="false"/>
        <draw:rect draw:style-name="gr1" draw:text-style-name="P1" draw:id="id18" draw:layer="layout" svg:width="2.159cm" svg:height="5.023cm" draw:transform="rotate (1.5707963267946) translate (14.481cm 5.699cm)">
          <text:p text:style-name="P1"><text:span text:style-name="T1">Condenser/ </text:span></text:p>
          <text:p text:style-name="P1"><text:span text:style-name="T1">Gas Cooler</text:span></text:p>
        </draw:rect>
        <draw:custom-shape draw:style-name="gr2" draw:text-style-name="P2" draw:id="id13" draw:layer="layout" svg:width="0.857cm" svg:height="0.798cm" svg:x="24.524cm" svg:y="10.682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10">
          <draw:glue-point draw:id="4" svg:x="-4.945cm" svg:y="-3.918cm"/>
          <draw:glue-point draw:id="5" svg:x="4.94cm" svg:y="-3.299cm"/>
          <draw:g>
            <draw:custom-shape draw:style-name="gr29" draw:text-style-name="P3" draw:layer="layout" svg:width="2.784cm" svg:height="1.776cm" svg:x="21.249cm" svg:y="5.936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30" draw:text-style-name="P3" draw:layer="layout" svg:width="2.784cm" svg:height="2.959cm" svg:x="21.249cm" svg:y="2.977cm">
              <text:p/>
              <draw:enhanced-geometry svg:viewBox="0 0 21600 21600" draw:mirror-horizontal="false" draw:mirror-vertical="false" draw:type="rectangle" draw:enhanced-path="M 0 0 L 21600 0 21600 21600 0 21600 0 0 Z N"/>
            </draw:custom-shape>
            <draw:frame draw:style-name="gr5" draw:text-style-name="P5" draw:layer="layout" svg:width="2.812cm" svg:height="2.074cm" svg:x="21.226cm" svg:y="3.49cm">
              <draw:text-box>
                <text:p text:style-name="P4"><text:span text:style-name="T2">Liquid</text:span></text:p>
                <text:p text:style-name="P4"><text:span text:style-name="T2">Sep</text:span></text:p>
              </draw:text-box>
            </draw:frame>
          </draw:g>
        </draw:g>
        <draw:connector draw:style-name="gr6" draw:text-style-name="P2" draw:layer="layout" svg:x1="22.632cm" svg:y1="7.712cm" svg:x2="19.515cm" svg:y2="6.589cm" draw:start-shape="id10" draw:start-glue-point="2" draw:end-shape="id11" draw:end-glue-point="2" svg:d="m22632 7712v552h-2275v-1675h-842">
          <text:p/>
        </draw:connector>
        <draw:connector draw:style-name="gr6" draw:text-style-name="P2" draw:layer="layout" svg:x1="21.32cm" svg:y1="11.08cm" svg:x2="24.524cm" svg:y2="11.081cm" draw:start-shape="id12" draw:start-glue-point="1" draw:end-shape="id13" draw:end-glue-point="6" svg:d="m21320 11080h1589v1h1615">
          <text:p/>
        </draw:connector>
        <draw:custom-shape draw:style-name="gr7" draw:text-style-name="P2" draw:layer="layout" svg:width="1.748cm" svg:height="2.705cm" draw:transform="rotate (-1.57079632679579) translate (18.362cm 7.47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8" draw:text-style-name="P2" draw:layer="layout" draw:type="lines" svg:x1="24.953cm" svg:y1="10.682cm" svg:x2="24.955cm" svg:y2="9.105cm" draw:start-shape="id13" draw:start-glue-point="4" draw:end-shape="id14" draw:end-glue-point="2" svg:d="m24953 10682v-552l2-473v-552">
          <text:p/>
        </draw:connector>
        <draw:rect draw:style-name="gr9" draw:text-style-name="P6" draw:id="id16" draw:layer="layout" svg:width="4.508cm" svg:height="1.558cm" svg:x="3.417cm" svg:y="9.629cm">
          <text:p text:style-name="P4"><text:span text:style-name="T1">Evaporator</text:span></text:p>
        </draw:rect>
        <draw:connector draw:style-name="gr10" draw:text-style-name="P2" draw:layer="layout" svg:x1="2.733cm" svg:y1="8.782cm" svg:x2="3.417cm" svg:y2="10.408cm" draw:start-shape="id15" draw:start-glue-point="2" draw:end-shape="id16" draw:end-glue-point="3" svg:d="m2733 8782v1626h684">
          <text:p/>
        </draw:connector>
        <draw:connector draw:style-name="gr10" draw:text-style-name="P2" draw:layer="layout" svg:x1="7.925cm" svg:y1="10.408cm" svg:x2="9.748cm" svg:y2="8.63cm" draw:start-shape="id16" draw:start-glue-point="1" draw:end-shape="id17" draw:end-glue-point="6" svg:d="m7925 10408h911v-1778h912">
          <text:p/>
        </draw:connector>
        <draw:connector draw:style-name="gr8" draw:text-style-name="P2" draw:layer="layout" svg:x1="22.632cm" svg:y1="2.977cm" svg:x2="19.504cm" svg:y2="4.62cm" draw:start-shape="id10" draw:start-glue-point="0" draw:end-shape="id18" draw:end-glue-point="2" svg:d="m22632 2977v-552h-2280v2195h-848">
          <text:p/>
        </draw:connector>
        <draw:frame draw:style-name="gr11" draw:text-style-name="P7" draw:layer="layout" svg:width="1.781cm" svg:height="0.093cm" svg:x="4.203cm" svg:y="4.766cm">
          <draw:text-box>
            <text:p/>
          </draw:text-box>
        </draw:frame>
        <draw:connector draw:style-name="gr12" draw:text-style-name="P2" draw:layer="layout" svg:x1="24.955cm" svg:y1="6.715cm" svg:x2="24.021cm" svg:y2="3.782cm" draw:start-shape="id14" draw:start-glue-point="0" draw:end-shape="id10" draw:end-glue-point="5" svg:d="m24955 6715v-2933h-934">
          <text:p/>
        </draw:connector>
        <draw:rect draw:style-name="gr13" draw:text-style-name="P6" draw:id="id17" draw:layer="layout" svg:width="2.861cm" svg:height="4.688cm" svg:x="9.747cm" svg:y="4.957cm">
          <draw:glue-point draw:id="4" svg:x="5.002cm" svg:y="-2.543cm"/>
          <draw:glue-point draw:id="5" svg:x="-4.997cm" svg:y="-2.672cm"/>
          <draw:glue-point draw:id="6" svg:x="-4.997cm" svg:y="2.835cm"/>
          <draw:glue-point draw:id="7" svg:x="5.002cm" svg:y="2.669cm"/>
          <text:p text:style-name="P4"><text:span text:style-name="T1">Reg</text:span></text:p>
        </draw:rect>
        <draw:connector draw:style-name="gr8" draw:text-style-name="P2" draw:layer="layout" svg:x1="9.748cm" svg:y1="6.049cm" svg:x2="2.733cm" svg:y2="7.512cm" draw:start-shape="id17" draw:start-glue-point="5" draw:end-shape="id15" draw:end-glue-point="0" svg:d="m9748 6049h-7015v1463">
          <text:p/>
        </draw:connector>
        <draw:connector draw:style-name="gr10" draw:text-style-name="P2" draw:layer="layout" draw:line-skew="-5.156cm 0.399cm" svg:x1="12.608cm" svg:y1="8.552cm" svg:x2="24.953cm" svg:y2="11.48cm" draw:start-shape="id17" draw:start-glue-point="7" draw:end-shape="id13" draw:end-glue-point="8" svg:d="m12608 8552h776v3878h11569v-950">
          <text:p/>
        </draw:connector>
        <draw:custom-shape draw:style-name="gr14" draw:text-style-name="P2" draw:layer="layout" svg:width="1.316cm" svg:height="2.705cm" draw:transform="rotate (-1.57079632679579) translate (7.059cm 8.23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14">
          <draw:g>
            <draw:circle draw:style-name="gr31" draw:text-style-name="P3" draw:layer="layout" svg:width="2.39cm" svg:height="2.39cm" draw:transform="rotate (-1.57079632679579) translate (26.15cm 6.715cm)">
              <text:p/>
            </draw:circle>
            <draw:line draw:style-name="gr32" draw:text-style-name="P3" draw:layer="layout" svg:x1="25.807cm" svg:y1="8.764cm" svg:x2="25.488cm" svg:y2="6.839cm">
              <text:p/>
            </draw:line>
            <draw:line draw:style-name="gr33" draw:text-style-name="P3" draw:layer="layout" svg:x1="24.54cm" svg:y1="6.787cm" svg:x2="24.199cm" svg:y2="8.834cm">
              <text:p/>
            </draw:line>
          </draw:g>
          <draw:frame draw:style-name="gr18" draw:text-style-name="P8" draw:layer="layout" svg:width="2.051cm" svg:height="0.971cm" draw:transform="rotate (1.5707963267946) translate (24.521cm 8.986cm)">
            <draw:text-box>
              <text:p text:style-name="P7"><text:span text:style-name="T3">Comp</text:span></text:p>
            </draw:text-box>
          </draw:frame>
        </draw:g>
        <draw:rect draw:style-name="gr1" draw:text-style-name="P1" draw:id="id11" draw:layer="layout" svg:width="1.372cm" svg:height="5.029cm" draw:transform="rotate (1.5707963267946) translate (14.486cm 7.275cm)">
          <text:p text:style-name="P1"><text:span text:style-name="T1">Oil Cooler</text:span></text:p>
        </draw:rect>
        <draw:connector draw:style-name="gr19" draw:text-style-name="P2" draw:layer="layout" svg:x1="14.486cm" svg:y1="6.589cm" svg:x2="20.05cm" svg:y2="11.08cm" draw:start-shape="id11" draw:start-glue-point="0" draw:end-shape="id12" draw:end-glue-point="3" svg:d="m14486 6589h-501v4491h6065">
          <text:p/>
        </draw:connector>
        <draw:connector draw:style-name="gr19" draw:text-style-name="P2" draw:layer="layout" svg:x1="14.481cm" svg:y1="4.62cm" svg:x2="12.608cm" svg:y2="6.109cm" draw:start-shape="id18" draw:start-glue-point="0" draw:end-shape="id17" draw:end-glue-point="4" svg:d="m14481 4620h-936v1489h-937">
          <text:p/>
        </draw:connector>
        <draw:g draw:id="id15">
          <draw:custom-shape draw:style-name="gr34" draw:text-style-name="P3" draw:layer="layout" svg:width="0.641cm" svg:height="0.641cm" svg:x="2.413cm" svg:y="8.1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3" draw:layer="layout" svg:width="-0.641cm" svg:height="-0.641cm" svg:x="3.054cm" svg:y="8.1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22" draw:text-style-name="P2" draw:layer="layout" svg:width="18.087cm" svg:height="11.4cm" svg:x="8.446cm" svg:y="1.692cm">
          <text:p/>
        </draw:rect>
        <draw:frame draw:style-name="gr23" draw:text-style-name="P9" draw:layer="layout" svg:width="18.009cm" svg:height="1.277cm" svg:x="8.484cm" svg:y="13.292cm">
          <draw:text-box>
            <text:p text:style-name="P4"><text:span text:style-name="T4">Condensing/ Gas Cooling Unit</text:span></text:p>
          </draw:text-box>
        </draw:frame>
        <draw:rect draw:style-name="gr24" draw:text-style-name="P2" draw:layer="layout" svg:width="7.844cm" svg:height="8.648cm" svg:x="0.365cm" svg:y="4.404cm">
          <text:p/>
        </draw:rect>
        <draw:frame draw:style-name="gr23" draw:text-style-name="P9" draw:layer="layout" svg:width="6.319cm" svg:height="1.277cm" svg:x="1.851cm" svg:y="13.411cm">
          <draw:text-box>
            <text:p text:style-name="P4"><text:span text:style-name="T4">Cooling Load</text:span></text:p>
          </draw:text-box>
        </draw:frame>
        <draw:frame draw:style-name="gr18" draw:text-style-name="P10" draw:layer="layout" svg:width="0.853cm" svg:height="0.963cm" svg:x="25.427cm" svg:y="9.222cm">
          <draw:text-box>
            <text:p text:style-name="P7"><text:span text:style-name="T5">1</text:span></text:p>
          </draw:text-box>
        </draw:frame>
        <draw:frame draw:style-name="gr18" draw:text-style-name="P10" draw:layer="layout" svg:width="0.853cm" svg:height="0.963cm" svg:x="25.269cm" svg:y="5.747cm">
          <draw:text-box>
            <text:p text:style-name="P7"><text:span text:style-name="T5">2</text:span></text:p>
          </draw:text-box>
        </draw:frame>
        <draw:frame draw:style-name="gr18" draw:text-style-name="P10" draw:layer="layout" svg:width="0.853cm" svg:height="0.963cm" svg:x="19.266cm" svg:y="2.114cm">
          <draw:text-box>
            <text:p text:style-name="P7"><text:span text:style-name="T5">3</text:span></text:p>
          </draw:text-box>
        </draw:frame>
        <draw:frame draw:style-name="gr18" draw:text-style-name="P10" draw:layer="layout" svg:width="0.853cm" svg:height="0.963cm" svg:x="12.847cm" svg:y="3.847cm">
          <draw:text-box>
            <text:p text:style-name="P7"><text:span text:style-name="T5">4</text:span></text:p>
          </draw:text-box>
        </draw:frame>
        <draw:frame draw:style-name="gr18" draw:text-style-name="P10" draw:layer="layout" svg:width="0.853cm" svg:height="0.963cm" svg:x="5.322cm" svg:y="5.038cm">
          <draw:text-box>
            <text:p text:style-name="P7"><text:span text:style-name="T5">5</text:span></text:p>
          </draw:text-box>
        </draw:frame>
        <draw:frame draw:style-name="gr18" draw:text-style-name="P10" draw:layer="layout" svg:width="0.853cm" svg:height="0.963cm" svg:x="2.246cm" svg:y="11.354cm">
          <draw:text-box>
            <text:p text:style-name="P7"><text:span text:style-name="T5">6</text:span></text:p>
          </draw:text-box>
        </draw:frame>
        <draw:frame draw:style-name="gr18" draw:text-style-name="P10" draw:layer="layout" svg:width="0.853cm" svg:height="0.963cm" svg:x="8.952cm" svg:y="10.134cm">
          <draw:text-box>
            <text:p text:style-name="P7"><text:span text:style-name="T5">7</text:span></text:p>
          </draw:text-box>
        </draw:frame>
        <draw:frame draw:style-name="gr18" draw:text-style-name="P10" draw:layer="layout" svg:width="0.853cm" svg:height="0.963cm" svg:x="12.472cm" svg:y="11.258cm">
          <draw:text-box>
            <text:p text:style-name="P7"><text:span text:style-name="T5">8</text:span></text:p>
          </draw:text-box>
        </draw:frame>
        <draw:frame draw:style-name="gr18" draw:text-style-name="P10" draw:layer="layout" svg:width="0.853cm" svg:height="0.963cm" svg:x="21.13cm" svg:y="7.363cm">
          <draw:text-box>
            <text:p text:style-name="P7"><text:span text:style-name="T5">9</text:span></text:p>
          </draw:text-box>
        </draw:frame>
        <draw:frame draw:style-name="gr18" draw:text-style-name="P10" draw:layer="layout" svg:width="1.205cm" svg:height="0.963cm" svg:x="14.133cm" svg:y="7.524cm">
          <draw:text-box>
            <text:p text:style-name="P7"><text:span text:style-name="T5">10</text:span></text:p>
          </draw:text-box>
        </draw:frame>
        <draw:frame draw:style-name="gr18" draw:text-style-name="P10" draw:layer="layout" svg:width="1.158cm" svg:height="0.963cm" svg:x="22.59cm" svg:y="10.197cm">
          <draw:text-box>
            <text:p text:style-name="P7"><text:span text:style-name="T5">11</text:span></text:p>
          </draw:text-box>
        </draw:frame>
        <draw:frame draw:style-name="gr25" draw:text-style-name="P9" draw:layer="layout" svg:width="3.465cm" svg:height="1.691cm" svg:x="19.125cm" svg:y="8.834cm">
          <draw:text-box>
            <text:p text:style-name="P4"><text:span text:style-name="T4">Oil</text:span></text:p>
            <text:p text:style-name="P4"><text:span text:style-name="T4">Motor</text:span></text:p>
          </draw:text-box>
        </draw:frame>
        <draw:custom-shape draw:style-name="gr36" draw:text-style-name="P11" draw:layer="layout" svg:width="4.454cm" svg:height="1.472cm" svg:x="3.316cm" svg:y="6.633cm">
          <text:p text:style-name="P2"><text:span text:style-name="T6">T</text:span><text:span text:style-name="T7">sour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6" draw:text-style-name="P11" draw:layer="layout" svg:width="4.454cm" svg:height="1.472cm" svg:x="14.737cm" svg:y="9.312cm">
          <text:p text:style-name="P2"><text:span text:style-name="T6">T</text:span><text:span text:style-name="T7">sin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5" draw:text-style-name="P9" draw:layer="layout" svg:width="3.465cm" svg:height="1.691cm" draw:transform="rotate (1.5707963267946) translate (0.598cm 9.89cm)">
          <draw:text-box>
            <text:p text:style-name="P4"><text:span text:style-name="T4">Ref.</text:span></text:p>
            <text:p text:style-name="P4"><text:span text:style-name="T4">Throttle</text:span></text:p>
          </draw:text-box>
        </draw:frame>
        <draw:g draw:id="id12">
          <draw:circle draw:style-name="gr37" draw:text-style-name="P2" draw:layer="layout" svg:width="1.27cm" svg:height="1.27cm" svg:x="20.05cm" svg:y="10.445cm">
            <text:p/>
          </draw:circle>
          <draw:line draw:style-name="gr38" draw:text-style-name="P2" draw:layer="layout" svg:x1="20.05cm" svg:y1="10.904cm" svg:x2="21.167cm" svg:y2="10.655cm">
            <text:p/>
          </draw:line>
          <draw:line draw:style-name="gr38" draw:text-style-name="P2" draw:layer="layout" svg:x1="20.148cm" svg:y1="11.35cm" svg:x2="21.204cm" svg:y2="11.446cm">
            <text:p/>
          </draw:line>
        </draw:g>
      </draw:page>
      <draw:page draw:name="page3" draw:style-name="dp1" draw:master-page-name="Default">
        <office:forms form:automatic-focus="false" form:apply-design-mode="false"/>
        <draw:rect draw:style-name="gr1" draw:text-style-name="P1" draw:id="id22" draw:layer="layout" svg:width="2.159cm" svg:height="5.023cm" draw:transform="rotate (1.5707963267946) translate (14.481cm 5.699cm)">
          <text:p text:style-name="P1"><text:span text:style-name="T1">Condenser/ </text:span></text:p>
          <text:p text:style-name="P1"><text:span text:style-name="T1">Gas Cooler</text:span></text:p>
        </draw:rect>
        <draw:rect draw:style-name="gr9" draw:text-style-name="P6" draw:id="id20" draw:layer="layout" svg:width="4.508cm" svg:height="1.558cm" svg:x="3.417cm" svg:y="9.629cm">
          <text:p text:style-name="P4"><text:span text:style-name="T1">Evaporator</text:span></text:p>
        </draw:rect>
        <draw:connector draw:style-name="gr10" draw:text-style-name="P2" draw:layer="layout" svg:x1="2.733cm" svg:y1="8.782cm" svg:x2="3.417cm" svg:y2="10.408cm" draw:start-shape="id19" draw:start-glue-point="2" draw:end-shape="id20" draw:end-glue-point="3" svg:d="m2733 8782v1626h684">
          <text:p/>
        </draw:connector>
        <draw:connector draw:style-name="gr10" draw:text-style-name="P2" draw:layer="layout" svg:x1="7.925cm" svg:y1="10.408cm" svg:x2="24.955cm" svg:y2="9.105cm" draw:start-shape="id20" draw:start-glue-point="1" draw:end-shape="id21" draw:end-glue-point="2" svg:d="m7925 10408h17030v-1303">
          <text:p/>
        </draw:connector>
        <draw:connector draw:style-name="gr8" draw:text-style-name="P2" draw:layer="layout" svg:x1="24.955cm" svg:y1="6.715cm" svg:x2="19.504cm" svg:y2="4.62cm" draw:start-shape="id21" draw:start-glue-point="0" draw:end-shape="id22" draw:end-glue-point="2" svg:d="m24955 6715v-2095h-5451">
          <text:p/>
        </draw:connector>
        <draw:frame draw:style-name="gr11" draw:text-style-name="P7" draw:layer="layout" svg:width="1.781cm" svg:height="0.093cm" svg:x="4.203cm" svg:y="4.766cm">
          <draw:text-box>
            <text:p/>
          </draw:text-box>
        </draw:frame>
        <draw:connector draw:style-name="gr8" draw:text-style-name="P2" draw:layer="layout" svg:x1="14.481cm" svg:y1="4.62cm" svg:x2="2.733cm" svg:y2="7.512cm" draw:start-shape="id22" draw:start-glue-point="0" draw:end-shape="id19" draw:end-glue-point="0" svg:d="m14481 4620h-11748v2892">
          <text:p/>
        </draw:connector>
        <draw:custom-shape draw:style-name="gr14" draw:text-style-name="P2" draw:layer="layout" svg:width="1.316cm" svg:height="2.705cm" draw:transform="rotate (-1.57079632679579) translate (7.059cm 8.234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21">
          <draw:g>
            <draw:circle draw:style-name="gr39" draw:text-style-name="P3" draw:layer="layout" svg:width="2.39cm" svg:height="2.39cm" draw:transform="rotate (-1.57079632679579) translate (26.15cm 6.715cm)">
              <text:p/>
            </draw:circle>
            <draw:line draw:style-name="gr40" draw:text-style-name="P3" draw:layer="layout" svg:x1="25.807cm" svg:y1="8.764cm" svg:x2="25.488cm" svg:y2="6.839cm">
              <text:p/>
            </draw:line>
            <draw:line draw:style-name="gr41" draw:text-style-name="P3" draw:layer="layout" svg:x1="24.54cm" svg:y1="6.787cm" svg:x2="24.199cm" svg:y2="8.834cm">
              <text:p/>
            </draw:line>
          </draw:g>
          <draw:frame draw:style-name="gr18" draw:text-style-name="P8" draw:layer="layout" svg:width="2.051cm" svg:height="0.971cm" draw:transform="rotate (1.5707963267946) translate (24.521cm 8.986cm)">
            <draw:text-box>
              <text:p text:style-name="P7"><text:span text:style-name="T3">Comp</text:span></text:p>
            </draw:text-box>
          </draw:frame>
        </draw:g>
        <draw:g draw:id="id19">
          <draw:custom-shape draw:style-name="gr42" draw:text-style-name="P3" draw:layer="layout" svg:width="0.641cm" svg:height="0.641cm" svg:x="2.413cm" svg:y="8.1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3" draw:layer="layout" svg:width="-0.641cm" svg:height="-0.641cm" svg:x="3.054cm" svg:y="8.1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22" draw:text-style-name="P2" draw:layer="layout" svg:width="18.087cm" svg:height="11.4cm" svg:x="8.446cm" svg:y="1.692cm">
          <text:p/>
        </draw:rect>
        <draw:frame draw:style-name="gr23" draw:text-style-name="P9" draw:layer="layout" svg:width="18.009cm" svg:height="1.277cm" svg:x="8.484cm" svg:y="13.292cm">
          <draw:text-box>
            <text:p text:style-name="P4"><text:span text:style-name="T4">Condensing/ Gas Cooling Unit</text:span></text:p>
          </draw:text-box>
        </draw:frame>
        <draw:rect draw:style-name="gr24" draw:text-style-name="P2" draw:layer="layout" svg:width="7.844cm" svg:height="9.512cm" svg:x="0.365cm" svg:y="3.54cm">
          <text:p/>
        </draw:rect>
        <draw:frame draw:style-name="gr23" draw:text-style-name="P9" draw:layer="layout" svg:width="6.319cm" svg:height="1.277cm" svg:x="1.851cm" svg:y="13.411cm">
          <draw:text-box>
            <text:p text:style-name="P4"><text:span text:style-name="T4">Cooling Unit</text:span></text:p>
          </draw:text-box>
        </draw:frame>
        <draw:frame draw:style-name="gr18" draw:text-style-name="P10" draw:layer="layout" svg:width="0.853cm" svg:height="0.963cm" svg:x="23.86cm" svg:y="10.525cm">
          <draw:text-box>
            <text:p text:style-name="P7"><text:span text:style-name="T5">1</text:span></text:p>
          </draw:text-box>
        </draw:frame>
        <draw:frame draw:style-name="gr18" draw:text-style-name="P10" draw:layer="layout" svg:width="0.853cm" svg:height="0.963cm" svg:x="23.86cm" svg:y="3.847cm">
          <draw:text-box>
            <text:p text:style-name="P7"><text:span text:style-name="T5">2</text:span></text:p>
          </draw:text-box>
        </draw:frame>
        <draw:frame draw:style-name="gr18" draw:text-style-name="P10" draw:layer="layout" svg:width="0.853cm" svg:height="0.963cm" svg:x="2.687cm" svg:y="3.847cm">
          <draw:text-box>
            <text:p text:style-name="P7"><text:span text:style-name="T5">3</text:span></text:p>
          </draw:text-box>
        </draw:frame>
        <draw:frame draw:style-name="gr18" draw:text-style-name="P10" draw:layer="layout" svg:width="0.853cm" svg:height="0.963cm" svg:x="2.052cm" svg:y="9.562cm">
          <draw:text-box>
            <text:p text:style-name="P7"><text:span text:style-name="T5">4</text:span></text:p>
          </draw:text-box>
        </draw:frame>
        <draw:custom-shape draw:style-name="gr26" draw:text-style-name="P11" draw:layer="layout" svg:width="4.454cm" svg:height="1.472cm" svg:x="3.316cm" svg:y="6.633cm">
          <text:p text:style-name="P11"><text:span text:style-name="T6">T</text:span><text:span text:style-name="T7">sour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1" draw:layer="layout" svg:width="4.454cm" svg:height="1.472cm" svg:x="14.635cm" svg:y="7.985cm">
          <text:p text:style-name="P11"><text:span text:style-name="T6">T</text:span><text:span text:style-name="T7">sin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5" draw:text-style-name="P9" draw:layer="layout" svg:width="3.465cm" svg:height="1.691cm" draw:transform="rotate (1.5707963267946) translate (0.598cm 9.89cm)">
          <draw:text-box>
            <text:p text:style-name="P4"><text:span text:style-name="T4">Ref.</text:span></text:p>
            <text:p text:style-name="P4"><text:span text:style-name="T4">Throttle</text:span></text:p>
          </draw:text-box>
        </draw:frame>
        <draw:custom-shape draw:style-name="gr7" draw:text-style-name="P2" draw:layer="layout" svg:width="1.748cm" svg:height="2.705cm" draw:transform="rotate (-1.57079632679579) translate (18.31cm 6.08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ff0000" draw:end-color="#0000ff" draw:start-intensity="100%" draw:end-intensity="100%" draw:angle="0" draw:border="0%"/>
    <draw:gradient draw:name="Gradient_20_9" draw:display-name="Gradient 9" draw:style="rectangular" draw:cx="50%" draw:cy="50%" draw:start-color="#0000ff" draw:end-color="#ffffff" draw:start-intensity="100%" draw:end-intensity="100%" draw:angle="450" draw:border="5%"/>
    <draw:gradient draw:name="Rectangular_20_red_2f_white" draw:display-name="Rectangular red/white" draw:style="rectangular" draw:cx="50%" draw:cy="50%" draw:start-color="#ff0000" draw:end-color="#ffffff" draw:start-intensity="100%" draw:end-intensity="100%" draw:angle="450" draw:border="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initial-creator>Ian Bell</meta:initial-creator>
    <meta:creation-date>2010-05-22T15:38:06.47</meta:creation-date>
    <dc:date>2011-03-18T18:07:04.59</dc:date>
    <dc:creator>Ian Bell</dc:creator>
    <meta:editing-duration>PT01H02M33S</meta:editing-duration>
    <meta:editing-cycles>12</meta:editing-cycles>
    <meta:generator>OpenOffice.org/3.2$Win32 OpenOffice.org_project/320m12$Build-9483</meta:generator>
    <meta:document-statistic meta:object-count="140"/>
  </office:meta>
</office:document-meta>
</file>